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5.4pt"/>
    </style:style>
    <style:style style:name="co4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d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estoque</text:p>
          </table:table-cell>
        </table:table-row>
        <table:table-row table:style-name="ro1">
          <table:table-cell office:value-type="float" office:value="67461" calcext:value-type="float">
            <text:p>67461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T 420 2GB DDR3 128-bits</text:p>
          </table:table-cell>
          <table:table-cell office:value-type="string" calcext:value-type="string">
            <text:p>191,9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GTX 970 OC 4GB DDR5 256-bits</text:p>
          </table:table-cell>
          <table:table-cell office:value-type="string" calcext:value-type="string">
            <text:p>1229,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596" calcext:value-type="float">
            <text:p>63596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TX 750 Ti 2GB OC DDR5 128-bits</text:p>
          </table:table-cell>
          <table:table-cell office:value-type="string" calcext:value-type="string">
            <text:p>564,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97" calcext:value-type="float">
            <text:p>50097</text:p>
          </table:table-cell>
          <table:table-cell office:value-type="string" calcext:value-type="string">
            <text:p>EVGA</text:p>
          </table:table-cell>
          <table:table-cell office:value-type="string" calcext:value-type="string">
            <text:p>GTX 750 Ti 2GB DDR5 128-bits</text:p>
          </table:table-cell>
          <table:table-cell office:value-type="string" calcext:value-type="string">
            <text:p>550,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165" calcext:value-type="float">
            <text:p>77165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R7 360 2GB OC DDR5 128-bits</text:p>
          </table:table-cell>
          <table:table-cell office:value-type="string" calcext:value-type="string">
            <text:p>449,8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TIMM</meta:initial-creator>
    <meta:creation-date>2016-09-08T21:44:35.899855652</meta:creation-date>
    <dc:date>2016-09-08T22:06:15.665334277</dc:date>
    <dc:creator>GABRIEL TIMM</dc:creator>
    <meta:editing-duration>PT6M29S</meta:editing-duration>
    <meta:editing-cycles>1</meta:editing-cycles>
    <meta:document-statistic meta:table-count="1" meta:cell-count="30" meta:object-count="0"/>
    <meta:generator>LibreOffice/5.0.3.2$Linux_X86_64 LibreOffice_project/00m0$Build-2</meta:generator>
  </office:meta>
</office:document-meta>
</file>